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2" table:default-cell-style-name="ce2"/>
        <table:table-column table:style-name="co4" table:number-columns-repeated="1023" table:default-cell-style-name="ce2"/>
        <table:table-row table:style-name="ro1">
          <table:table-cell office:value-type="string" calcext:value-type="string">
            <text:p>Typ\R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z Poznania</text:p>
          </table:table-cell>
          <table:table-cell office:value-type="float" office:value="18771000" calcext:value-type="float">
            <text:p>18771000</text:p>
          </table:table-cell>
          <table:table-cell office:value-type="float" office:value="20451600" calcext:value-type="float">
            <text:p>20451600</text:p>
          </table:table-cell>
          <table:table-cell office:value-type="float" office:value="22091220" calcext:value-type="float">
            <text:p>22091220</text:p>
          </table:table-cell>
          <table:table-cell office:value-type="float" office:value="23636346" calcext:value-type="float">
            <text:p>23636346</text:p>
          </table:table-cell>
          <table:table-cell office:value-type="float" office:value="24452817" calcext:value-type="float">
            <text:p>24452817</text:p>
          </table:table-cell>
          <table:table-cell office:value-type="float" office:value="25041966" calcext:value-type="float">
            <text:p>25041966</text:p>
          </table:table-cell>
          <table:table-cell office:value-type="float" office:value="25581504" calcext:value-type="float">
            <text:p>25581504</text:p>
          </table:table-cell>
          <table:table-cell office:value-type="float" office:value="25846686" calcext:value-type="float">
            <text:p>25846686</text:p>
          </table:table-cell>
          <table:table-cell office:value-type="float" office:value="25920906" calcext:value-type="float">
            <text:p>25920906</text:p>
          </table:table-cell>
          <table:table-cell office:value-type="float" office:value="25935696" calcext:value-type="float">
            <text:p>25935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Z Poznaniem</text:p>
          </table:table-cell>
          <table:table-cell office:value-type="float" office:value="21417000" calcext:value-type="float">
            <text:p>21417000</text:p>
          </table:table-cell>
          <table:table-cell office:value-type="float" office:value="23491200" calcext:value-type="float">
            <text:p>23491200</text:p>
          </table:table-cell>
          <table:table-cell office:value-type="float" office:value="25518000" calcext:value-type="float">
            <text:p>25518000</text:p>
          </table:table-cell>
          <table:table-cell office:value-type="float" office:value="27487200" calcext:value-type="float">
            <text:p>27487200</text:p>
          </table:table-cell>
          <table:table-cell office:value-type="float" office:value="29272350" calcext:value-type="float">
            <text:p>29272350</text:p>
          </table:table-cell>
          <table:table-cell office:value-type="float" office:value="30622635" calcext:value-type="float">
            <text:p>30622635</text:p>
          </table:table-cell>
          <table:table-cell office:value-type="float" office:value="31282992" calcext:value-type="float">
            <text:p>31282992</text:p>
          </table:table-cell>
          <table:table-cell office:value-type="float" office:value="31600221" calcext:value-type="float">
            <text:p>31600221</text:p>
          </table:table-cell>
          <table:table-cell office:value-type="float" office:value="31695906" calcext:value-type="float">
            <text:p>31695906</text:p>
          </table:table-cell>
          <table:table-cell office:value-type="float" office:value="31710696" calcext:value-type="float">
            <text:p>31710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Z Poznaniem minus koszt budowy</text:p>
          </table:table-cell>
          <table:table-cell table:formula="of:=[.B3]-[.$B$11]" office:value-type="float" office:value="12217000" calcext:value-type="float">
            <text:p>12217000</text:p>
          </table:table-cell>
          <table:table-cell table:formula="of:=[.C3]-[.$B$11]" office:value-type="float" office:value="14291200" calcext:value-type="float">
            <text:p>14291200</text:p>
          </table:table-cell>
          <table:table-cell table:formula="of:=[.D3]-[.$B$11]" office:value-type="float" office:value="16318000" calcext:value-type="float">
            <text:p>16318000</text:p>
          </table:table-cell>
          <table:table-cell table:formula="of:=[.E3]-[.$B$11]" office:value-type="float" office:value="18287200" calcext:value-type="float">
            <text:p>18287200</text:p>
          </table:table-cell>
          <table:table-cell table:formula="of:=[.F3]-[.$B$11]" office:value-type="float" office:value="20072350" calcext:value-type="float">
            <text:p>20072350</text:p>
          </table:table-cell>
          <table:table-cell table:formula="of:=[.G3]-[.$B$11]" office:value-type="float" office:value="21422635" calcext:value-type="float">
            <text:p>21422635</text:p>
          </table:table-cell>
          <table:table-cell table:formula="of:=[.H3]-[.$B$11]" office:value-type="float" office:value="22082992" calcext:value-type="float">
            <text:p>22082992</text:p>
          </table:table-cell>
          <table:table-cell table:formula="of:=[.I3]-[.$B$11]" office:value-type="float" office:value="22400221" calcext:value-type="float">
            <text:p>22400221</text:p>
          </table:table-cell>
          <table:table-cell table:formula="of:=[.J3]-[.$B$11]" office:value-type="float" office:value="22495906" calcext:value-type="float">
            <text:p>22495906</text:p>
          </table:table-cell>
          <table:table-cell table:formula="of:=[.K3]-[.$B$11]" office:value-type="float" office:value="22510696" calcext:value-type="float">
            <text:p>22510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adwyżka</text:p>
          </table:table-cell>
          <table:table-cell table:formula="of:=[.B3]-[.B2]" office:value-type="float" office:value="2646000" calcext:value-type="float">
            <text:p>2646000</text:p>
          </table:table-cell>
          <table:table-cell table:formula="of:=[.C3]-[.C2]" office:value-type="float" office:value="3039600" calcext:value-type="float">
            <text:p>3039600</text:p>
          </table:table-cell>
          <table:table-cell table:formula="of:=[.D3]-[.D2]" office:value-type="float" office:value="3426780" calcext:value-type="float">
            <text:p>3426780</text:p>
          </table:table-cell>
          <table:table-cell table:formula="of:=[.E3]-[.E2]" office:value-type="float" office:value="3850854" calcext:value-type="float">
            <text:p>3850854</text:p>
          </table:table-cell>
          <table:table-cell table:formula="of:=[.F3]-[.F2]" office:value-type="float" office:value="4819533" calcext:value-type="float">
            <text:p>4819533</text:p>
          </table:table-cell>
          <table:table-cell table:formula="of:=[.G3]-[.G2]" office:value-type="float" office:value="5580669" calcext:value-type="float">
            <text:p>5580669</text:p>
          </table:table-cell>
          <table:table-cell table:formula="of:=[.H3]-[.H2]" office:value-type="float" office:value="5701488" calcext:value-type="float">
            <text:p>5701488</text:p>
          </table:table-cell>
          <table:table-cell table:formula="of:=[.I3]-[.I2]" office:value-type="float" office:value="5753535" calcext:value-type="float">
            <text:p>5753535</text:p>
          </table:table-cell>
          <table:table-cell table:formula="of:=[.J3]-[.J2]" office:value-type="float" office:value="5775000" calcext:value-type="float">
            <text:p>5775000</text:p>
          </table:table-cell>
          <table:table-cell table:formula="of:=[.K3]-[.K2]" office:value-type="float" office:value="5775000" calcext:value-type="float">
            <text:p>5775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umulatywna nadwyżka wariant 2</text:p>
          </table:table-cell>
          <table:table-cell table:formula="of:=[.B5]" office:value-type="float" office:value="2646000" calcext:value-type="float">
            <text:p>2646000</text:p>
          </table:table-cell>
          <table:table-cell table:formula="of:=[.B5]+[.C5]" office:value-type="float" office:value="5685600" calcext:value-type="float">
            <text:p>5685600</text:p>
          </table:table-cell>
          <table:table-cell table:formula="of:=SUM([.B5:.D5])" office:value-type="float" office:value="9112380" calcext:value-type="float">
            <text:p>9112380</text:p>
          </table:table-cell>
          <table:table-cell table:formula="of:=SUM([.B5:.E5])" office:value-type="float" office:value="12963234" calcext:value-type="float">
            <text:p>12963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mulatywna nadwyżka wariant 3</text:p>
          </table:table-cell>
          <table:table-cell/>
          <table:table-cell table:formula="of:=[.C5]" office:value-type="float" office:value="3039600" calcext:value-type="float">
            <text:p>3039600</text:p>
          </table:table-cell>
          <table:table-cell table:formula="of:=SUM([.C5:.D5])" office:value-type="float" office:value="6466380" calcext:value-type="float">
            <text:p>6466380</text:p>
          </table:table-cell>
          <table:table-cell table:formula="of:=SUM([.C5:.E5])" office:value-type="float" office:value="10317234" calcext:value-type="float">
            <text:p>10317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mulatywna nadwyżka wariant 4</text:p>
          </table:table-cell>
          <table:table-cell table:number-columns-repeated="2"/>
          <table:table-cell table:formula="of:=[.D5]" office:value-type="float" office:value="3426780" calcext:value-type="float">
            <text:p>3426780</text:p>
          </table:table-cell>
          <table:table-cell table:formula="of:=SUM([.D5:.E5])" office:value-type="float" office:value="7277634" calcext:value-type="float">
            <text:p>7277634</text:p>
          </table:table-cell>
          <table:table-cell table:formula="of:=SUM([.D5:.F5])" office:value-type="float" office:value="12097167" calcext:value-type="float">
            <text:p>12097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mulatywna nadwyżka wariant 5</text:p>
          </table:table-cell>
          <table:table-cell table:number-columns-repeated="3"/>
          <table:table-cell table:formula="of:=[.E5]" office:value-type="float" office:value="3850854" calcext:value-type="float">
            <text:p>3850854</text:p>
          </table:table-cell>
          <table:table-cell table:formula="of:=SUM([.E5:.F5])" office:value-type="float" office:value="8670387" calcext:value-type="float">
            <text:p>8670387</text:p>
          </table:table-cell>
          <table:table-cell table:formula="of:=SUM([.E5:.G5])" office:value-type="float" office:value="14251056" calcext:value-type="float">
            <text:p>142510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umulatywna nadwyżka wariant 6</text:p>
          </table:table-cell>
          <table:table-cell table:number-columns-repeated="4"/>
          <table:table-cell table:formula="of:=[.F5]" office:value-type="float" office:value="4819533" calcext:value-type="float">
            <text:p>4819533</text:p>
          </table:table-cell>
          <table:table-cell table:formula="of:=SUM([.F5:.G5])" office:value-type="float" office:value="10400202" calcext:value-type="float">
            <text:p>10400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szt budowy piekarni Poznań</text:p>
          </table:table-cell>
          <table:table-cell office:value-type="float" office:value="9200000" calcext:value-type="float">
            <text:p>92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ia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V</text:p>
          </table:table-cell>
          <table:table-cell table:formula="of:=[.B2]+[.C2]/1.15+[.D2]/1.15^2+[.E2]/1.15^3+[.F2]/1.15^4" office:value-type="float" office:value="82781394.7598815" calcext:value-type="float">
            <text:p>82781394,7598815</text:p>
          </table:table-cell>
          <table:table-cell table:formula="of:=[.B3]-[.B11]+[.C3]/1.15+[.D3]/1.15^2+[.E3]/1.15^3+[.F3]/1.15^4" office:value-type="float" office:value="86749245.8396018" calcext:value-type="float">
            <text:p>86749245,8396018</text:p>
          </table:table-cell>
          <table:table-cell table:formula="of:=[.B2]+([.C3]-[.B11])/1.15+[.D3]/1.15^2+[.E3]/1.15^3+[.F3]/1.15^4" office:value-type="float" office:value="85303245.8396018" calcext:value-type="float">
            <text:p>85303245,8396018</text:p>
          </table:table-cell>
          <table:table-cell table:formula="of:=[.B2]+[.C2]/1.15+([.D3]-[.B11])/1.15^2+[.E3]/1.15^3+[.F3]/1.15^4" office:value-type="float" office:value="83703593.6656887" calcext:value-type="float">
            <text:p>83703593,6656887</text:p>
          </table:table-cell>
          <table:table-cell table:formula="of:=[.B2]+[.C2]/1.15+[.D2]/1.15^2+([.E3]-[.B11])/1.15^3+[.F3]/1.15^4" office:value-type="float" office:value="82019828.0702256" calcext:value-type="float">
            <text:p>82019828,0702256</text:p>
          </table:table-cell>
          <table:table-cell table:formula="of:=[.B2]+[.C2]/1.15+[.D2]/1.15^2+[.E2]/1.15^3+([.F3]-[.B11])/1.15^4" office:value-type="float" office:value="80276848.5354183" calcext:value-type="float">
            <text:p>80276848,53541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kres zwrotu</text:p>
          </table:table-cell>
          <table:table-cell office:value-type="string" calcext:value-type="string">
            <text:p>nd.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1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.00.0000</text:date>, <text:time style:data-style-name="N2" text:time-value="0000-00-00T00:00:02.90228694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Łukasz Wieczorek</meta:initial-creator>
    <dc:creator>luke </dc:creator>
    <meta:creation-date>2013-10-26T13:49:50Z</meta:creation-date>
    <dc:date>2013-10-26T19:47:17.991305015</dc:date>
    <meta:editing-duration>PT33M13S</meta:editing-duration>
    <meta:editing-cycles>8</meta:editing-cycles>
    <meta:document-statistic meta:table-count="3" meta:cell-count="98" meta:object-count="0"/>
  </office:meta>
</office:document-meta>
</file>